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7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.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1.5pt solid #ffffff" fo:padding="0.199cm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dde8cb" fo:border="1.5pt solid #ffffff" fo:padding="0.199cm" style:vertical-align="middle"/>
    </style:style>
    <style:style style:name="ce3" style:family="table-cell" style:parent-style-name="Default">
      <style:table-cell-properties fo:background-color="#ffa6a6" style:text-align-source="fix" style:repeat-content="false" fo:border="1.5pt solid #ffffff" fo:padding="0.199cm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d7d7" fo:border="1.5pt solid #ffffff" fo:padding="0.199cm" style:vertical-align="middle"/>
    </style:style>
    <style:style style:name="ce5" style:family="table-cell" style:parent-style-name="Default">
      <style:table-cell-properties fo:background-color="#ffd7d7" style:text-align-source="fix" style:repeat-content="false" fo:border="1.5pt solid #ffffff" fo:padding="0.199cm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Vorteile</text:p>
          </table:table-cell>
          <table:table-cell office:value-type="string" calcext:value-type="string">
            <text:p>Nachteile</text:p>
          </table:table-cell>
        </table:table-row>
        <table:table-row table:style-name="ro2">
          <table:table-cell office:value-type="string" calcext:value-type="string">
            <text:p>Sehr schnell für Ver- und </text:p>
            <text:p>Entschlüsselung der Nachricht</text:p>
          </table:table-cell>
          <table:table-cell table:style-name="ce4" office:value-type="string" calcext:value-type="string">
            <text:p>Die Schlüsselübergabe: Es muss sichergestellt werden,</text:p>
            <text:p>dass der Schlüssel der beiden Teilnehmer über einen sicheren Kanal </text:p>
            <text:p>(zum Beispiel persönlich) ausgetauscht wird. </text:p>
            <text:p>Dies kann in der Praxis sehr schwer sein</text:p>
          </table:table-cell>
        </table:table-row>
        <table:table-row table:style-name="ro3">
          <table:table-cell office:value-type="string" calcext:value-type="string">
            <text:p>Bei langen Schlüssel eine </text:p>
            <text:p>Hohe Sicherheit</text:p>
          </table:table-cell>
          <table:table-cell table:style-name="ce4" office:value-type="string" calcext:value-type="string">
            <text:p>Die Anzahl der benötigten Schlüssel:</text:p>
            <text:p>Für jedes Paar von Teilnehmern die verschlüsselte Nachrichten </text:p>
            <text:p>austauschen möchten, wird ein neuer Schlüssel benötigt</text:p>
          </table:table-cell>
        </table:table-row>
        <table:table-row table:style-name="ro4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Vorteile</text:p>
          </table:table-cell>
          <table:table-cell office:value-type="string" calcext:value-type="string">
            <text:p>Nachteile</text:p>
          </table:table-cell>
        </table:table-row>
        <table:table-row table:style-name="ro5">
          <table:table-cell office:value-type="string" calcext:value-type="string">
            <text:p>Der private Schlüssel muss nicht über eine sicheren Kanal </text:p>
            <text:p>Übertragen werden (im Gegensatz zur symmetrische Verschlüsslung)</text:p>
          </table:table-cell>
          <table:table-cell table:style-name="ce5" office:value-type="string" calcext:value-type="string" table:number-columns-spanned="1" table:number-rows-spanned="2">
            <text:p>Hoher Aufwand für die Ver- und </text:p>
            <text:p>Entschlüsselung von Nachrichten </text:p>
            <text:p>(wesentlich langsamer als die </text:p>
            <text:p>Symmetrische Verschlüsslung)</text:p>
          </table:table-cell>
        </table:table-row>
        <table:table-row table:style-name="ro6">
          <table:table-cell office:value-type="string" calcext:value-type="string">
            <text:p>Die Möglichkeit der elektronischen </text:p>
            <text:p>Signatur (digitale Unterschrift)</text:p>
          </table:table-cell>
          <table:covered-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8T12:52:14.777000000</meta:creation-date>
    <meta:print-date>2023-10-28T12:59:58.449000000</meta:print-date>
    <meta:printed-by>PDF files</meta:printed-by>
    <dc:date>2023-10-28T14:57:01.023000000</dc:date>
    <meta:editing-duration>PT1H57M2S</meta:editing-duration>
    <meta:editing-cycles>1</meta:editing-cycles>
    <meta:document-statistic meta:table-count="1" meta:cell-count="11" meta:object-count="0"/>
    <meta:generator>LibreOffice/7.6.2.1$Windows_X86_64 LibreOffice_project/56f7684011345957bbf33a7ee678afaf4d2ba333</meta:generator>
  </office:meta>
</office:document-meta>
</file>